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5E0000005E60E90F8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finito-title">
      <style:graphic-properties draw:auto-grow-height="true" fo:min-height="3.506cm"/>
    </style:style>
    <style:style style:name="pr2" style:family="presentation" style:parent-style-name="Predefinito-subtitle">
      <style:graphic-properties draw:fill-color="#ffffff" draw:auto-grow-height="true" fo:min-height="13.859cm"/>
    </style:style>
    <style:style style:name="pr3" style:family="presentation" style:parent-style-name="Predefinito-notes">
      <style:graphic-properties draw:fill-color="#ffffff" draw:auto-grow-height="true" fo:min-height="13.364cm"/>
    </style:style>
    <style:style style:name="pr4" style:family="presentation" style:parent-style-name="Predefinito-title">
      <style:graphic-properties fo:min-height="3.506cm"/>
    </style:style>
    <style:style style:name="pr5" style:family="presentation" style:parent-style-name="Predefinito-outline1">
      <style:graphic-properties fo:min-height="13.89cm"/>
    </style:style>
    <style:style style:name="pr6" style:family="presentation" style:parent-style-name="Predefinito-outline1">
      <style:graphic-properties fo:min-height="13.859cm"/>
    </style:style>
    <style:style style:name="pr7" style:family="presentation" style:parent-style-name="Predefinito-outline1">
      <style:graphic-properties draw:auto-grow-height="true" fo:min-height="13.859cm"/>
    </style:style>
    <style:style style:name="pr8" style:family="presentation" style:parent-style-name="Predefinito-outline1">
      <style:graphic-properties fo:min-height="14.768cm"/>
    </style:style>
    <style:style style:name="pr9" style:family="presentation" style:parent-style-name="Predefinito-outline1">
      <style:graphic-properties fo:min-height="14.426cm"/>
    </style:style>
    <style:style style:name="pr10" style:family="presentation" style:parent-style-name="Predefinito-outline1">
      <style:graphic-properties fo:min-height="15.692cm"/>
    </style:style>
    <style:style style:name="pr11" style:family="presentation" style:parent-style-name="Predefinito-outline1">
      <style:graphic-properties fo:min-height="14.158cm"/>
    </style:style>
    <style:style style:name="pr12" style:family="presentation" style:parent-style-name="Predefinito-outline1">
      <style:graphic-properties fo:min-height="12.173cm"/>
    </style:style>
    <style:style style:name="pr13" style:family="presentation" style:parent-style-name="Predefinito-outline1">
      <style:graphic-properties fo:min-height="11.973cm"/>
    </style:style>
    <style:style style:name="P1" style:family="paragraph">
      <style:text-properties fo:font-size="32pt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fo:font-size="30pt" style:font-size-asian="30pt" style:font-size-complex="30pt"/>
    </style:style>
    <style:style style:name="T1" style:family="text">
      <style:text-properties fo:font-size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office:forms form:automatic-focus="false" form:apply-design-mode="false"/>
        <draw:frame presentation:style-name="pr1" draw:layer="layout" svg:width="25.199cm" svg:height="3.506cm" svg:x="1.4cm" svg:y="2.8cm" presentation:class="title" presentation:user-transformed="true">
          <draw:text-box>
            <text:p>Magic Team Drools 2016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<text:span text:style-name="T1">Nicola Pilli</text:span></text:p>
            <text:p text:style-name="P1"><text:span text:style-name="T1"/></text:p>
            <text:p text:style-name="P1"><text:span text:style-name="T1">27189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u cosa abbiamo lavorato</text:p>
          </draw:text-box>
        </draw:frame>
        <draw:frame presentation:style-name="pr5" draw:layer="layout" svg:width="25.199cm" svg:height="13.89cm" svg:x="1.4cm" svg:y="4.914cm" presentation:class="outline" presentation:user-transformed="true">
          <draw:text-box>
            <text:list text:style-name="L2">
              <text:list-header>
                <text:p>In generale su tutte quelle regole necessarie per garantire il regolare flusso di un combattimento:</text:p>
              </text:list-header>
              <text:list-item>
                <text:p>Le regole base del combattimento (506 - 511);</text:p>
              </text:list-item>
              <text:list-item>
                <text:p>Regole base del danno (119);</text:p>
              </text:list-item>
              <text:list-item>
                <text:p>Distruzione di creature e planeswalker (701, 704);</text:p>
              </text:list-item>
              <text:list-item>
                <text:p>Summoning Sickness (302.6)</text:p>
              </text:list-item>
              <text:list-item>
                <text:p>Stap delle creature (502.2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ifiche alla classe Game</text:p>
          </draw:text-box>
        </draw:frame>
        <draw:frame presentation:style-name="pr6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>Aggiunti diversi ListPointer per tenere traccia del combattimento:</text:span></text:p>
              </text:list-header>
              <text:list-item>
                <text:p><text:span text:style-name="T2">AttackingPlayer;</text:span></text:p>
              </text:list-item>
              <text:list-item>
                <text:p><text:span text:style-name="T2">DefendingPlayers; <text:s text:c="4"/>possono essere più di uno</text:span></text:p>
              </text:list-item>
              <text:list-item>
                <text:p><text:span text:style-name="T2">AttackingCreatures;</text:span></text:p>
              </text:list-item>
              <text:list-item>
                <text:p><text:span text:style-name="T2">BlockingCreatures;</text:span></text:p>
              </text:list-item>
              <text:list-item>
                <text:p><text:span text:style-name="T2">StepDeclareAttackers;</text:span></text:p>
              </text:list-item>
              <text:list-item>
                <text:p><text:span text:style-name="T2">StepDeclareBlockers;</text:span></text:p>
              </text:list-item>
              <text:list-item>
                <text:p><text:span text:style-name="T2">StepCombatDamage;</text:span></text:p>
                <text:p><text:span text:style-name="T2">Aggiunta inoltre una semplice lista di possibili bersagli. Comprende tutti i giocatori difensori e i loro planeswalker:</text:span></text:p>
              </text:list-item>
              <text:list-item>
                <text:p><text:span text:style-name="T2">PossibleTarget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ifiche alla classe Player</text:p>
          </draw:text-box>
        </draw:frame>
        <draw:frame presentation:style-name="pr6" draw:layer="layout" svg:width="25.199cm" svg:height="13.859cm" svg:x="1.401cm" svg:y="6.8cm" presentation:class="outline" presentation:user-transformed="true">
          <draw:text-box>
            <text:list text:style-name="L2">
              <text:list-header>
                <text:p>Aggiunti 2 interi per tenere conto dei danni da combattimento e dei danni affrontati:</text:p>
              </text:list-header>
              <text:list-item>
                <text:p>CombatDamage;</text:p>
              </text:list-item>
              <text:list-item>
                <text:p>DamageDealt;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ifiche alla classe Permanent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header>
                <text:p>Aggiunti diversi boolean per lo stato del permanente:</text:p>
              </text:list-header>
              <text:list-item>
                <text:p>Attacking, attackAlone, attackingAlone, blocking, blockAlone, blockingAlone, blocked, removedFromCombat;</text:p>
                <text:p>Diversi int per i danni subiti, affrontati, marcati, da infliggere:</text:p>
              </text:list-item>
              <text:list-item>
                <text:p>CombatDamage, damageDealt, markedDamage, damageToAssign;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2T1">
        <office:forms form:automatic-focus="false" form:apply-design-mode="false"/>
        <draw:frame presentation:style-name="pr6" draw:layer="layout" svg:width="25.199cm" svg:height="13.859cm" svg:x="1.6cm" svg:y="3.4cm" presentation:class="outline" presentation:user-transformed="true">
          <draw:text-box>
            <text:list text:style-name="L2">
              <text:list-header>
                <text:p>Un target che può essere un giocatore o un planeswalker</text:p>
              </text:list-header>
              <text:list-item>
                <text:p>Target;</text:p>
                <text:p>Tre liste che vengono usate o da una creatura attaccante o da una bloccante:</text:p>
              </text:list-item>
              <text:list-item>
                <text:p>BlockedCreatures; <text:s text:c="5"/>usata da un bloccante</text:p>
              </text:list-item>
              <text:list-item>
                <text:p>BlockedBy; <text:s text:c="14"/>usata da un attaccante</text:p>
              </text:list-item>
              <text:list-item>
                <text:p>DamageAssignmentOrder; <text:s text:c="3"/>usata da entramb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ule 506 – Combat Phase</text:p>
          </draw:text-box>
        </draw:frame>
        <draw:frame presentation:style-name="pr6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">506.1 crea gli step del combat;</text:span></text:p>
              </text:list-item>
              <text:list-item>
                <text:p><text:span text:style-name="T3">506.2 imposta l'attacking player, se è una partita a due giocatori imposta il secondo giocatore come difensore;</text:span></text:p>
              </text:list-item>
              <text:list-item>
                <text:p><text:span text:style-name="T3">506.4 controlla costantemente se una creatura viene rimossa dal combattimento. Se ne trova una, la rimuove dalle liste di Game e degli altri permanenti;</text:span></text:p>
              </text:list-item>
              <text:list-item>
                <text:p><text:span text:style-name="T3">506.5 gestisce tutti i casi attackAlone, attackingAlone, blockAlone, blockingAlone; le prime diventano true al momento della dichiarazione, le seconde sono settate dinamicamente in ogni momento;</text:span></text:p>
              </text:list-item>
              <text:list-item>
                <text:p><text:span text:style-name="T3">Alcune regole sono gestite altrove o indirettament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ule 507 – Beginning of Combat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507.1 fa scegliere in caso di partita a più giocatori quale affrontare. Non gestiti casi con più giocatori difensori;</text:p>
              </text:list-item>
              <text:list-item>
                <text:p>507.2 ancora da gestire quando saranno implementate le abilità;</text:p>
              </text:list-item>
              <text:list-item>
                <text:p>507.3 l'active player riceve la priorità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ule 508 – Declare Attackers</text:p>
          </draw:text-box>
        </draw:frame>
        <draw:frame presentation:style-name="pr8" draw:text-style-name="P3" draw:layer="layout" svg:width="25.199cm" svg:height="14.768cm" svg:x="1.4cm" svg:y="4.914cm" presentation:class="outline" presentation:user-transformed="true">
          <draw:text-box>
            <text:list text:style-name="L2">
              <text:list-item>
                <text:p><text:span text:style-name="T3">Per gli step declare attacker, declare blocker, combat damage vengono utilizzati dei “mini step” per premettere di eseguire le regole nel giusto ordine;</text:span></text:p>
              </text:list-item>
              <text:list-item>
                <text:p><text:span text:style-name="T3">508.1 il giocatore attaccante sceglie le creature che attaccheranno, sceglie il target per ogni creatura, tappa le creature e sceglie se attivare mana ability; non sono ancora gestite restrizioni <text:s/>sull'attacco e costi per la dichiarazione;</text:span></text:p>
              </text:list-item>
              <text:list-item>
                <text:p><text:span text:style-name="T3">Le creature qui dichiarate vanno nella lista di attackingCreatures e diventano “attacking”;</text:span></text:p>
              </text:list-item>
              <text:list-item>
                <text:p><text:span text:style-name="T3">Come al solito abilità ancora da gestire;</text:span></text:p>
              </text:list-item>
              <text:list-item>
                <text:p><text:span text:style-name="T3">Active player ottiene la priorità;</text:span></text:p>
              </text:list-item>
              <text:list-item>
                <text:p><text:span text:style-name="T3">Se non ci sono creature attaccanti vengono saltati gli step declare blocker e combat damag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ule 509 – Declare Blocker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header>
                <text:p>Le regole 509 funzionano in maniera quasi speculare con le 508 con la differenza che, dato che possono esserci più difensori, la fase di dichiarazione bloccanti può ripetersi più volte;</text:p>
              </text:list-header>
              <text:list-item>
                <text:p>509.1 Le creature diventano bloccanti ed entrano nella lista blockingCreatures. Le creature attaccanti e bloccanti riempono le proprie liste blockedBy e blockedCreatur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2T1">
        <office:forms form:automatic-focus="false" form:apply-design-mode="false"/>
        <draw:frame presentation:style-name="pr9" draw:layer="layout" svg:width="25.199cm" svg:height="14.426cm" svg:x="1.4cm" svg:y="3.4cm" presentation:class="outline" presentation:user-transformed="true">
          <draw:text-box>
            <text:list text:style-name="L2">
              <text:list-item>
                <text:p>509.2 gestisce l'ordine di assegnamento danni degli attaccanti. In questa regola e nelle successive, la sezione “prepare” serve per inizializzare il puntatore al primo oggetto della lista ed evitare che punti a un oggetto nullo;</text:p>
              </text:list-item>
              <text:list-item>
                <text:p>Se un attaccante non è bloccato non deve fare nulla, se è bloccato da una sola creatura la inserisce in automatico nel proprio damageAssignmentOrder, se è bloccato da più creature riceve una raffica di domande sull'ordine di assegnamento danni;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" presentation:presentation-page-layout-name="AL2T1">
        <office:forms form:automatic-focus="false" form:apply-design-mode="false"/>
        <draw:frame presentation:style-name="pr10" draw:layer="layout" svg:width="25.199cm" svg:height="15.692cm" svg:x="1.201cm" svg:y="2.8cm" presentation:class="outline" presentation:user-transformed="true">
          <draw:text-box>
            <text:list text:style-name="L2">
              <text:list-item>
                <text:p>509.3 funziona in maniera speculare alla 509.2 con la differenza che l'array defendingCreatures viene iterato tante volte quante sono i giocatori difensori. In questo modo si perde un po' di efficienza ma il gioco diventa più fluido dato che i giocatori rispondono alla domanda dell'Assignment Order secondo l'ordine di gioco e non in ordine sparso come sarebbe accaduto se si fosse seguito l'ordine della lista delle creature difensori;</text:p>
              </text:list-item>
              <text:list-item>
                <text:p>Seguono come al solito regole sulle abilità e priorità all'active playe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ule 510 – Combat Damage</text:p>
          </draw:text-box>
        </draw:frame>
        <draw:frame presentation:style-name="pr6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510.1a legge la power di ogni creature nel campo di battaglia e la memorizza come damage to assign;</text:span></text:p>
              </text:list-item>
              <text:list-item>
                <text:p><text:span text:style-name="T4">510.1b le creature non bloccate assegnano combat damage al proprio target, che sia un player o un planeswalker;</text:span></text:p>
              </text:list-item>
              <text:list-item>
                <text:p><text:span text:style-name="T4">510.1c le creature bloccate ma che non hanno più un bloccante non assegnano danni, quelle bloccate da una sola creatura assegnano tutti i danni a questa mentre se una creatura è bloccata da più creature, al suo controllore viene chiesto quanti danni assegnare ad ognuna seguendo il damage assignment order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" presentation:presentation-page-layout-name="AL2T1">
        <office:forms form:automatic-focus="false" form:apply-design-mode="false"/>
        <draw:frame presentation:style-name="pr6" draw:layer="layout" svg:width="25.199cm" svg:height="13.859cm" svg:x="1.401cm" svg:y="3cm" presentation:class="outline" presentation:user-transformed="true">
          <draw:text-box>
            <text:list text:style-name="L2">
              <text:list-item>
                <text:p>510.1d funziona in maniera speculare alla 510.1c con la solita modifica che permette di iterare più volte in caso di più defending player;</text:p>
              </text:list-item>
              <text:list-item>
                <text:p>510.2 tutti i combat damage diventano damage dealt. Altre regole si occuperanno di trattare questi damage dealt a seconda se appartengano a un giocatore, a una creatura o a un planeswalke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ule 511 – End of Combat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Le prime due regole attivano le abilità e assegnano la priorità all'active player;</text:p>
              </text:list-item>
              <text:list-item>
                <text:p>511.3 resetta il combattimento cancellando tutte le liste non più necessarie e reinizzializzando tutti i puntatori. Inoltre rimuove dal combattimento tutte le creature nel campo di battaglia lasciando a 506.4 il compito di rimuoverle effettivament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ule 119 - Damage</text:p>
          </draw:text-box>
        </draw:frame>
        <draw:frame presentation:style-name="pr11" draw:layer="layout" svg:width="25.199cm" svg:height="14.158cm" svg:x="1.4cm" svg:y="4.914cm" presentation:class="outline" presentation:user-transformed="true">
          <draw:text-box>
            <text:list text:style-name="L2">
              <text:list-header>
                <text:p>Queste regole si occupano di gestire il damage dealt:</text:p>
              </text:list-header>
              <text:list-item>
                <text:p>119.3a il damage dealt inflitto ad un player cala la quantità di punti vita di quel player;</text:p>
              </text:list-item>
              <text:list-item>
                <text:p>119.3c <text:s/>il damage dealt inflitto ad un planeswalker cala la quantità di punti loyalty di quel planeswalker;</text:p>
              </text:list-item>
              <text:list-item>
                <text:p>119.3e il damage dealt inflitto ad una creatura aumenta la quantità di danni segnati di quella creatur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ule 704.5</text:p>
          </draw:text-box>
        </draw:frame>
        <draw:frame presentation:style-name="pr6" draw:text-style-name="P5" draw:layer="layout" svg:width="25.199cm" svg:height="13.859cm" svg:x="1.4cm" svg:y="5.6cm" presentation:class="outline" presentation:user-transformed="true">
          <draw:text-box>
            <text:list text:style-name="L2">
              <text:list-item>
                <text:p><text:span text:style-name="T5">704.5f una creatura con toughness 0 viene distrutta e messa nel cimitero del suo proprietario;</text:span></text:p>
              </text:list-item>
              <text:list-item>
                <text:p><text:span text:style-name="T5">704.5g una creatura con più marked damage che toughness viene distrutta e messa nel cimitero del suo proprietario;</text:span></text:p>
              </text:list-item>
              <text:list-item>
                <text:p><text:span text:style-name="T5">704.5i un planeswalker con loyalty 0 viene distrutta e messa nel cimitero del suo proprietario;</text:span></text:p>
              </text:list-item>
              <text:list-item>
                <text:p><text:span text:style-name="T5">La distruzione avviene tramite un metodo di Game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ule 701.6a - Destroy</text:p>
          </draw:text-box>
        </draw:frame>
        <draw:frame presentation:style-name="pr12" draw:layer="layout" svg:width="25.199cm" svg:height="12.173cm" svg:x="1.4cm" svg:y="6.6cm" presentation:class="outline" presentation:user-transformed="true">
          <draw:text-box>
            <text:list text:style-name="L2">
              <text:list-header>
                <text:p>Questa regola viene gestita tramite un metodo di Game. Questo metodo si occupa di distruggere il permanente, spostare la carta nel cimitero e cancellare la creatura da tutte le liste sia di Game (attackingCreatures, ecc...) sia di altre creature (blockedBy, ecc...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ule 302.6 &amp; 502.2 </text:p>
          </draw:text-box>
        </draw:frame>
        <draw:frame presentation:style-name="pr13" draw:layer="layout" svg:width="25.199cm" svg:height="11.973cm" svg:x="1.601cm" svg:y="7.4cm" presentation:class="outline" presentation:user-transformed="true">
          <draw:text-box>
            <text:list text:style-name="L2">
              <text:list-item>
                <text:p>302.6 <text:s text:c="2"/>All'inizio del turno di un giocatore, tutte le creature controllate da quel giocatore non soffrono più la Summoning Sickness.</text:p>
              </text:list-item>
              <text:list-item>
                <text:p>502.2 <text:s text:c="2"/>All'interno dell'Untap Step, le creature controllate dal giocatore attivo stappan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Marble" xlink:href="Pictures/100000000000005E0000005E60E90F8C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bitmap" draw:fill-image-name="Marble" draw:fill-image-width="0cm" draw:fill-image-height="0cm" draw:tile-repeat-offset="0% vertical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Marble" draw:fill-image-width="0cm" draw:fill-image-height="0cm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office:forms form:automatic-focus="false" form:apply-design-mode="false"/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7-16T14:02:47.68</meta:creation-date>
    <meta:editing-duration>PT5H9M19S</meta:editing-duration>
    <meta:editing-cycles>11</meta:editing-cycles>
    <dc:date>2016-10-19T15:36:32.90</dc:date>
    <meta:generator>OpenOffice/4.1.0$Win32 OpenOffice.org_project/410m18$Build-9764</meta:generator>
    <meta:document-statistic meta:object-count="93"/>
  </office:meta>
</office:document-meta>
</file>